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Абделі Дайрабай Жүмәділұлы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д.т.н</text:p>
          </table:table-cell>
          <table:table-cell table:style-name="ce6" office:value-type="string" calcext:value-type="string">
            <text:p>профессор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 Проектирование и эксплуатация газонефтехранилищ </text:p>
            <text:p> 2. Разработка месторождений I: Первичная добыча</text:p>
            <text:p> 3.Семинар нефтегазового инжиниринга</text:p>
            <text:p> 4. Термодинамика и теплотехника</text:p>
            <text:p> 5. Проектирование и обустройство нефтегазовых месторождений</text:p>
          </table:table-cell>
          <table:table-cell table:style-name="ce12" office:value-type="float" office:value="77015555601" calcext:value-type="float">
            <text:p>77015555601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Касенов Алмабек Касенович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К.т.н</text:p>
          </table:table-cell>
          <table:table-cell table:style-name="ce6" office:value-type="string" calcext:value-type="string">
            <text:p>доцент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 Принципы технологий бурения скважин</text:p>
            <text:p> 2. Бурение скважин </text:p>
            <text:p> 3. Осложнения и аварии при бурении скважин</text:p>
          </table:table-cell>
          <table:table-cell table:style-name="ce12" office:value-type="float" office:value="77772485006" calcext:value-type="float">
            <text:p>77772485006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Молдабаева Гульназ Жаксылыковна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6" office:value-type="string" calcext:value-type="string">
            <text:p>д.т.н.</text:p>
          </table:table-cell>
          <table:table-cell table:style-name="ce6" office:value-type="string" calcext:value-type="string">
            <text:p>доцент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Разработка месторождений I: Первичная добыча </text:p>
            <text:p> 2.Продвинутый уровень технологий добычи газа </text:p>
            <text:p> 3.Разработка нефтяных и газовых месторождений </text:p>
            <text:p> 4.Разработка месторождений II: Методы вторичной и третичной добычи </text:p>
            <text:p> 5.Основы нефтегазового дела</text:p>
          </table:table-cell>
          <table:table-cell table:style-name="ce12" office:value-type="float" office:value="77021975555" calcext:value-type="float">
            <text:p>77021975555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Кудайкулова Гульжан Абдуллаевна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6" office:value-type="string" calcext:value-type="string">
            <text:p>д.т.н</text:p>
          </table:table-cell>
          <table:table-cell table:style-name="ce6" office:value-type="string" calcext:value-type="string">
            <text:p>доцент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Принципы технологий бурения скважин</text:p>
            <text:p> 2. Бурение скважин</text:p>
          </table:table-cell>
          <table:table-cell table:style-name="ce12" table:formula="of:=+77017449250" office:value-type="float" office:value="77017449250" calcext:value-type="float">
            <text:p>77017449250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Ахымбаева Бибинур Сериковна</text:p>
          </table:table-cell>
          <table:table-cell table:style-name="ce6" office:value-type="string" calcext:value-type="string">
            <text:p>ассистент-профессор</text:p>
          </table:table-cell>
          <table:table-cell table:style-name="ce6" office:value-type="string" calcext:value-type="string">
            <text:p>PhD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Системы механизированной добычи</text:p>
            <text:p> 2. Капитальный ремонт скважин </text:p>
            <text:p> 3.Семинар нефтегазового инжиниринга </text:p>
            <text:p> 4. Наклонно-направленное бурение </text:p>
            <text:p> 5. Бурение нефтяных и газовых скважин</text:p>
            <text:p> 6. Заканчивание скважин</text:p>
          </table:table-cell>
          <table:table-cell table:style-name="ce12" office:value-type="float" office:value="77756060028" calcext:value-type="float">
            <text:p>77756060028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Исмаилова Джамилям Абдулахатовна</text:p>
          </table:table-cell>
          <table:table-cell table:style-name="ce6" office:value-type="string" calcext:value-type="string">
            <text:p>Ассистент-профессор</text:p>
          </table:table-cell>
          <table:table-cell table:style-name="ce6" office:value-type="string" calcext:value-type="string">
            <text:p>PhD</text:p>
          </table:table-cell>
          <table:table-cell table:style-name="ce7"/>
          <table:table-cell table:style-name="ce8" office:value-type="string" calcext:value-type="string">
            <text:p><text:a xlink:href="https://drive.google.com/file/d/1GTpina6n_SfMv-TtJI_6bDcheEqvKkVj/view?usp=sharing" xlink:type="simple">https://drive.google.com/file/d/1GTpina6n_SfMv-TtJI_6bDcheEqvKkVj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1" office:value-type="string" calcext:value-type="string">
            <text:p>1.Разработка месторождений III: Моделирование резервуара</text:p>
            <text:p> 2. Свойства горных пород</text:p>
            <text:p> 3. Геостатистика</text:p>
            <text:p> 4. Технология и техника добычи нефти</text:p>
          </table:table-cell>
          <table:table-cell table:style-name="ce12" office:value-type="float" office:value="77772573418" calcext:value-type="float">
            <text:p>77772573418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Баймухаметов Мурат Абыше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к.ф.м.н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 Теория движения газожидкостных смесей</text:p>
            <text:p> 2. Механика жидкости и газа</text:p>
            <text:p> 3. Методы интенсификации притока в скважину </text:p>
            <text:p> 4. Технология и техника добычи нефти </text:p>
            <text:p> 5. Технология и техника добычи нефти </text:p>
            <text:p> 6. Многодисциплинарный дизайн проекта</text:p>
          </table:table-cell>
          <table:table-cell table:style-name="ce12" office:value-type="float" office:value="77013698981" calcext:value-type="float">
            <text:p>77013698981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Ағыбай Қуаныш Рахметқазыұлы</text:p>
          </table:table-cell>
          <table:table-cell table:style-name="ce6" office:value-type="string" calcext:value-type="string">
            <text:p>сениор-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 Разработка газовых и газоконденсатных мест. </text:p>
            <text:p> 2. Свойства пластовых флюидов </text:p>
            <text:p> 3. Капитальный ремонт скважин</text:p>
            <text:p> 4. Механика жидкости и газа </text:p>
            <text:p> 5. Технология и техника добычи нефти</text:p>
          </table:table-cell>
          <table:table-cell table:style-name="ce12" table:formula="of:=+77011431188" office:value-type="float" office:value="77011431188" calcext:value-type="float">
            <text:p>77011431188</text:p>
          </table:table-cell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Тукеев Чингис Серикович</text:p>
          </table:table-cell>
          <table:table-cell table:style-name="ce6" office:value-type="string" calcext:value-type="string">
            <text:p>сениор-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/>
          <table:table-cell table:style-name="ce9" office:value-type="string" calcext:value-type="string">
            <text:p><text:a xlink:href="https://drive.google.com/drive/folders/128dyWu0Afmfl_kvU55xMmtas-pFD4Sav?usp=sharing" xlink:type="simple">https://drive.google.com/drive/folders/128dyWu0Afmfl_kvU55xMmtas-pFD4Sav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Методы повышения эффективности работы газонефтепроводов </text:p>
            <text:p> 2.Проектирование и эксплуатация газонефтепроводов </text:p>
            <text:p> 3.Проектирование и эксплуатация газонефтепроводов </text:p>
            <text:p> 4.Проектирование и эксплуатация нефтегазовых сооружений </text:p>
            <text:p> 5.Проектирование и эксплуатация насосных и компрессорных станций</text:p>
          </table:table-cell>
          <table:table-cell table:style-name="ce12" table:formula="of:=+77772708035" office:value-type="float" office:value="77772708035" calcext:value-type="float">
            <text:p>77772708035</text:p>
          </table:table-cell>
          <table:table-cell table:number-columns-repeated="101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Абдукаримов Айбек Кенжеко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/>
          <table:table-cell table:style-name="ce9" office:value-type="string" calcext:value-type="string">
            <text:p><text:a xlink:href="https://drive.google.com/file/d/1nyDpIJmS4nGZJQxIeYq7bNhkg5-qUgRZ/view?usp=sharing" xlink:type="simple">https://drive.google.com/file/d/1nyDpIJmS4nGZJQxIeYq7bNhkg5-qUgRZ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Проектирование и эксплуатация нефтегазовых сооружений</text:p>
            <text:p> 2.Разработка месторождений III: Моделирование резервуара </text:p>
            <text:p> 3.Гидродинамические исследования скважин </text:p>
            <text:p> 4.Принципы технологий добычи нефти </text:p>
            <text:p> 5.Принципы разработки нефтегазовых месторождений </text:p>
            <text:p> 6.Механика жидкости и газа </text:p>
            <text:p> 7.Освоение шельфовых месторождений </text:p>
            <text:p> 8.Буровые растворы и тампонажные смеси</text:p>
          </table:table-cell>
          <table:table-cell table:style-name="ce12" office:value-type="float" office:value="77475693525" calcext:value-type="float">
            <text:p>77475693525</text:p>
          </table:table-cell>
          <table:table-cell table:number-columns-repeated="101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Байбусинова Жанар Берико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естественных наук по специальности</text:p>
            <text:p> «Оценка и Управление нефтегазовым резервуаром»</text:p>
          </table:table-cell>
          <table:table-cell table:style-name="ce7"/>
          <table:table-cell table:style-name="ce10" office:value-type="string" calcext:value-type="string">
            <text:p><text:a xlink:href="https://drive.google.com/file/d/13rykBT-sSwwSIVeYWKSKh0xeu4UACSes/view?usp=sharing" xlink:type="simple">https://drive.google.com/file/d/13rykBT-sSwwSIVeYWKSKh0xeu4UACSes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Свойства горных пород </text:p>
            <text:p> 2.Бурение нефтяных и газовых скважин </text:p>
            <text:p> 3.Геомеханика пласта</text:p>
          </table:table-cell>
          <table:table-cell table:style-name="ce12" office:value-type="float" office:value="77057277245" calcext:value-type="float">
            <text:p>77057277245</text:p>
          </table:table-cell>
          <table:table-cell table:number-columns-repeated="101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Дайров Жасулан Кайрато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</text:p>
          </table:table-cell>
          <table:table-cell table:style-name="ce7"/>
          <table:table-cell table:style-name="ce10" office:value-type="string" calcext:value-type="string">
            <text:p><text:a xlink:href="https://drive.google.com/file/d/16lcpRZHzUfBIX0oqszKuXDCqWyWNSDMl/view?usp=sharing" xlink:type="simple">https://drive.google.com/file/d/16lcpRZHzUfBIX0oqszKuXDCqWyWNSDMl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Геоф. исс. пар.пласта</text:p>
            <text:p> 2. Семинар нефтегазового инжиниринга</text:p>
            <text:p> 3. Разработка месторождений I: Первичная добыча</text:p>
          </table:table-cell>
          <table:table-cell table:style-name="ce12" table:formula="of:=+77017700339" office:value-type="float" office:value="77017700339" calcext:value-type="float">
            <text:p>77017700339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Казыбаева Сауле Сагындыко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Разработка газовых и газоконденсатных мест.</text:p>
            <text:p> 2.Свойства горных пород </text:p>
            <text:p> 3.Проектирование и эксплуатация нефтегазовых сооружений </text:p>
            <text:p> 4.Геоф. исс. пар.пласта </text:p>
            <text:p> 5.Свойства горных пород </text:p>
            <text:p> 6.Проектирование и эксплуатация насосных и компрессорных станций</text:p>
          </table:table-cell>
          <table:table-cell table:style-name="ce12" office:value-type="float" office:value="77777342574" calcext:value-type="float">
            <text:p>77777342574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Деликешова Динара Насипуло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Бурение нефтяных и газовых скважин </text:p>
            <text:p> 2.Системы автоматизированного проектирования </text:p>
            <text:p> 3.Бурение скважин </text:p>
            <text:p> 4.Технология и техника заканчивания скважин </text:p>
            <text:p> 5.Заканчивание скважин </text:p>
            <text:p> 6.Механика жидкости и газа </text:p>
            <text:p> 7.Термодинамика и теплотехника</text:p>
          </table:table-cell>
          <table:table-cell table:style-name="ce12" office:value-type="float" office:value="77477421157" calcext:value-type="float">
            <text:p>77477421157</text:p>
          </table:table-cell>
          <table:table-cell table:number-columns-repeated="101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Нусипкожаев Айбол Изтилеуо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</text:p>
          </table:table-cell>
          <table:table-cell table:style-name="ce7"/>
          <table:table-cell table:style-name="ce8" office:value-type="string" calcext:value-type="string">
            <text:p><text:a xlink:href="https://drive.google.com/file/d/1Xl1tppDKa-PRixuoUW5p6h3sni-0BvtK/view?usp=sharing" xlink:type="simple">https://drive.google.com/file/d/1Xl1tppDKa-PRixuoUW5p6h3sni-0BvtK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Семинар нефтегазового инжиниринга </text:p>
            <text:p> 2.Методы интенсификации притока в скважину </text:p>
            <text:p> 3.Обеспечение потоков нефти и газа </text:p>
            <text:p> 4.Свойства горных пород</text:p>
          </table:table-cell>
          <table:table-cell table:style-name="ce12" office:value-type="float" office:value="77753405308" calcext:value-type="float">
            <text:p>77753405308</text:p>
          </table:table-cell>
          <table:table-cell table:number-columns-repeated="1015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Коргасбеков Дархан Рахметоллае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1" office:value-type="string" calcext:value-type="string">
            <text:p>1.Бурение нефтяных и газовых скважин</text:p>
            <text:p> 2.Бурение скважин</text:p>
            <text:p> 3.Геоф. исс. пар. пл.</text:p>
          </table:table-cell>
          <table:table-cell table:style-name="ce12" office:value-type="float" office:value="77052015507" calcext:value-type="float">
            <text:p>77052015507</text:p>
          </table:table-cell>
          <table:table-cell table:number-columns-repeated="1015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6" office:value-type="string" calcext:value-type="string">
            <text:p>Зупир Сауле</text:p>
          </table:table-cell>
          <table:table-cell table:style-name="ce6" office:value-type="string" calcext:value-type="string">
            <text:p>тью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1" office:value-type="string" calcext:value-type="string">
            <text:p>1.Свойства горных пород 2.Свойства пластовых флюидов 3.Семинар нефтегазового инжиниринга</text:p>
            <text:p> 4.Механика жидкости и газа 5.Разработка месторождений II: Методы вторичной и третичной добычи</text:p>
          </table:table-cell>
          <table:table-cell table:style-name="ce6" office:value-type="float" office:value="77053177321" calcext:value-type="float">
            <text:p>77053177321</text:p>
          </table:table-cell>
          <table:table-cell table:number-columns-repeated="1015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Қасенова Балауса Ержанқызы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/>
          <table:table-cell table:style-name="ce9" office:value-type="string" calcext:value-type="string">
            <text:p><text:a xlink:href="https://drive.google.com/file/d/1wOgezS1dZW6yqEmhmblSZH0iJfPLxSsP/view?usp=sharing" xlink:type="simple">https://drive.google.com/file/d/1wOgezS1dZW6yqEmhmblSZH0iJfPLxSsP/view?usp=sharing</text:a></text:p>
          </table:table-cell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 Свойства пластовых флюидов</text:p>
            <text:p> 2.Введение в специальность</text:p>
            <text:p> 3. Механика жидкости и газа</text:p>
            <text:p> 4.Термодинамика и теплотехника</text:p>
          </table:table-cell>
          <table:table-cell table:style-name="ce12" office:value-type="float" office:value="77771132332" calcext:value-type="float">
            <text:p>77771132332</text:p>
          </table:table-cell>
          <table:table-cell table:number-columns-repeated="1015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6" office:value-type="string" calcext:value-type="string">
            <text:p>Заурбеков Кадыржан Сейтжанович</text:p>
          </table:table-cell>
          <table:table-cell table:style-name="ce6" office:value-type="string" calcext:value-type="string">
            <text:p>тью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7" table:number-columns-repeated="2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1" office:value-type="string" calcext:value-type="string">
            <text:p>1.Свойства горных пород </text:p>
            <text:p> 2.Многодисциплинарный дизайн проекта </text:p>
            <text:p> 3.Геофизические исследования параметров пласта </text:p>
            <text:p> 4.Механика жидкости и газа </text:p>
            <text:p> 5.Механика жидкости и газа </text:p>
            <text:p> 6.Технология и техника добычи нефти </text:p>
            <text:p> 7.Термодинамика и теплотехника</text:p>
          </table:table-cell>
          <table:table-cell table:style-name="ce12" office:value-type="float" office:value="77072520660" calcext:value-type="float">
            <text:p>77072520660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Бекбауов Бахберген Ермекбаевич</text:p>
          </table:table-cell>
          <table:table-cell table:style-name="ce5" office:value-type="string" calcext:value-type="string">
            <text:p>профессор</text:p>
          </table:table-cell>
          <table:table-cell table:style-name="ce6" office:value-type="string" calcext:value-type="string">
            <text:p>PhD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5" office:value-type="string" calcext:value-type="string">
            <text:p>1. Моделирование пласта-коллектора: Compositional model </text:p>
            <text:p> 2. Основы программирования для инженеров-нефтяников</text:p>
          </table:table-cell>
          <table:table-cell table:style-name="ce5" table:formula="of:=+7019979322" office:value-type="float" office:value="7019979322" calcext:value-type="float">
            <text:p>7019979322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удайкулов Азиз Анарбаевич</text:p>
          </table:table-cell>
          <table:table-cell table:style-name="ce5" office:value-type="string" calcext:value-type="string">
            <text:p>Ассист.профес</text:p>
          </table:table-cell>
          <table:table-cell table:style-name="ce6" office:value-type="string" calcext:value-type="string">
            <text:p>PhD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5" office:value-type="string" calcext:value-type="string">
            <text:p>1.Моделирование нефтегазового резервуара </text:p>
            <text:p> 2. Механика жидкости и газа</text:p>
          </table:table-cell>
          <table:table-cell table:style-name="ce5" table:formula="of:=+77019640896" office:value-type="float" office:value="77019640896" calcext:value-type="float">
            <text:p>77019640896</text:p>
          </table:table-cell>
          <table:table-cell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Балтекеев Кенес</text:p>
          </table:table-cell>
          <table:table-cell table:style-name="ce5" office:value-type="string" calcext:value-type="string">
            <text:p>лектор</text:p>
          </table:table-cell>
          <table:table-cell table:style-name="ce6" office:value-type="string" calcext:value-type="string">
            <text:p>инженер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5" office:value-type="string" calcext:value-type="string">
            <text:p>1.Методы интенсификации притока в скважину </text:p>
            <text:p> 2.Методы интенсификации притока в скважину </text:p>
            <text:p> 3.Системы механизированной добычи </text:p>
            <text:p> 4.Технология и техника добычи нефти</text:p>
          </table:table-cell>
          <table:table-cell table:style-name="ce5" table:formula="of:=+77776765400" office:value-type="float" office:value="77776765400" calcext:value-type="float">
            <text:p>77776765400</text:p>
          </table:table-cell>
          <table:table-cell table:number-columns-repeated="10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Имантаева Асемгуль Кажгалиевн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Разработка месторождений I: Первичная добыча </text:p>
            <text:p> 2.Многодисциплинарный дизайн проекта </text:p>
            <text:p> 3.Бурение скважин </text:p>
            <text:p> 4.Разработка месторождений II: Методы вторичной и третичной добычи </text:p>
            <text:p> 5.Геоф. исс. пар. пл.</text:p>
          </table:table-cell>
          <table:table-cell table:style-name="ce12" office:value-type="float" office:value="77027154413" calcext:value-type="float">
            <text:p>77027154413</text:p>
          </table:table-cell>
          <table:table-cell table:number-columns-repeated="1016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Кусмолданов Куаныш Кайрато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6" office:value-type="string" calcext:value-type="string">
            <text:p>1.Обеспечение потоков нефти и газа </text:p>
            <text:p> 2.Разработка месторождений I: Первичная добыча</text:p>
            <text:p> 3.Многодисциплинарный дизайн проекта </text:p>
            <text:p> 4.Бурение скважин </text:p>
            <text:p> 5.Геоф. исс. пар. пл.</text:p>
          </table:table-cell>
          <table:table-cell table:style-name="ce12" office:value-type="float" office:value="77786646215" calcext:value-type="float">
            <text:p>77786646215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/>
          <table:table-cell table:style-name="ce12" table:number-columns-repeated="2"/>
          <table:table-cell table:style-name="ce6"/>
          <table:table-cell table:style-name="ce7"/>
          <table:table-cell table:style-name="ce6"/>
          <table:table-cell table:style-name="ce12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2"/>
          <table:table-cell table:style-name="ce6"/>
          <table:table-cell table:style-name="ce7"/>
          <table:table-cell table:style-name="ce6"/>
          <table:table-cell table:style-name="ce12"/>
          <table:table-cell table:number-columns-repeated="1017"/>
        </table:table-row>
        <table:table-row table:style-name="ro2" table:number-rows-repeated="2">
          <table:table-cell table:style-name="ce5"/>
          <table:table-cell table:style-name="ce6"/>
          <table:table-cell table:style-name="ce5" table:number-columns-repeated="2"/>
          <table:table-cell table:style-name="ce7"/>
          <table:table-cell table:style-name="ce6"/>
          <table:table-cell table:style-name="ce5"/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ыздыков А.Х.</text:p>
          </table:table-cell>
          <table:table-cell table:style-name="ce5" office:value-type="string" calcext:value-type="string">
            <text:p>Руководитель проекта</text:p>
          </table:table-cell>
          <table:table-cell table:style-name="ce5" office:value-type="string" calcext:value-type="string">
            <text:p>К.т.н</text:p>
          </table:table-cell>
          <table:table-cell table:style-name="ce7"/>
          <table:table-cell table:style-name="ce6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5" office:value-type="string" calcext:value-type="string">
            <text:p>a.syzdykov@satbayev.university</text:p>
          </table:table-cell>
          <table:table-cell table:number-columns-repeated="101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Ысқақ Ардақ</text:p>
          </table:table-cell>
          <table:table-cell table:style-name="ce13" office:value-type="string" calcext:value-type="string">
            <text:p>Научный сотрудник</text:p>
          </table:table-cell>
          <table:table-cell table:style-name="ce11" office:value-type="string" calcext:value-type="string">
            <text:p>магистр</text:p>
          </table:table-cell>
          <table:table-cell table:style-name="ce7"/>
          <table:table-cell table:style-name="ce11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3" office:value-type="string" calcext:value-type="string">
            <text:p>8 7781646331</text:p>
          </table:table-cell>
          <table:table-cell table:number-columns-repeated="1017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Гусенов Искандер</text:p>
          </table:table-cell>
          <table:table-cell table:style-name="ce13" office:value-type="string" calcext:value-type="string">
            <text:p>МНС</text:p>
          </table:table-cell>
          <table:table-cell table:style-name="ce11" office:value-type="string" calcext:value-type="string">
            <text:p>PhD</text:p>
          </table:table-cell>
          <table:table-cell table:style-name="ce7"/>
          <table:table-cell table:style-name="ce11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3" table:formula="of:=+77778113941" office:value-type="float" office:value="77778113941" calcext:value-type="float">
            <text:p>77778113941</text:p>
          </table:table-cell>
          <table:table-cell table:number-columns-repeated="1017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Билецкий М.Т.</text:p>
          </table:table-cell>
          <table:table-cell table:style-name="ce7" office:value-type="string" calcext:value-type="string">
            <text:p>Руководитель проекта</text:p>
          </table:table-cell>
          <table:table-cell table:style-name="ce7" office:value-type="string" calcext:value-type="string">
            <text:p>К.т.н</text:p>
          </table:table-cell>
          <table:table-cell table:style-name="ce7"/>
          <table:table-cell table:style-name="ce11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14" office:value-type="string" calcext:value-type="string">
            <text:p>marc.biletsky@Yandex.kz</text:p>
          </table:table-cell>
          <table:table-cell table:number-columns-repeated="101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Ратов Б.Т.</text:p>
          </table:table-cell>
          <table:table-cell table:style-name="ce7" office:value-type="string" calcext:value-type="string">
            <text:p>Руководитель проекта</text:p>
          </table:table-cell>
          <table:table-cell table:style-name="ce7" office:value-type="string" calcext:value-type="string">
            <text:p>д.т.н</text:p>
          </table:table-cell>
          <table:table-cell table:style-name="ce7"/>
          <table:table-cell table:style-name="ce11" office:value-type="string" calcext:value-type="string">
            <text:p>Институт геологии, нефти и горного дела, кафедра"Нефтяная инженерия"</text:p>
          </table:table-cell>
          <table:table-cell table:style-name="ce7" office:value-type="string" calcext:value-type="string">
            <text:p>ratov69@mail.ru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2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6" office:value-type="string" calcext:value-type="string">
            <text:p>Договор №110 на грантовое финансирование АР05130483 «Научно-технические основы снижения вязкости казахстанских нефтей, обеспечивающих существенное повышение нефтеотдачи пластов»</text:p>
          </table:table-cell>
          <table:table-cell table:style-name="ce19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Молдабаева Г.Ж.</text:p>
          </table:table-cell>
          <table:table-cell table:style-name="ce7" office:value-type="string" calcext:value-type="string">
            <text:p>5 055 000</text:p>
          </table:table-cell>
          <table:table-cell table:style-name="ce24" office:value-type="string" calcext:value-type="string">
            <text:p><text:a xlink:href="https://drive.google.com/drive/folders/1571tIzweQmH4QBR91Q_Tf7RqkvTdE6MJ?usp=sharing" xlink:type="simple">https://drive.google.com/drive/folders/1571tIzweQmH4QBR91Q_Tf7RqkvTdE6MJ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6" office:value-type="string" calcext:value-type="string">
            <text:p>Договор №110 на грантовое финансирование АР05130477 «Совершенствование современного симулятора химического заводнения»</text:p>
          </table:table-cell>
          <table:table-cell table:style-name="ce20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Бекбауов Б.</text:p>
          </table:table-cell>
          <table:table-cell table:style-name="ce11" office:value-type="string" calcext:value-type="string">
            <text:p>12 132 000</text:p>
          </table:table-cell>
          <table:table-cell table:style-name="ce24" office:value-type="string" calcext:value-type="string">
            <text:p><text:a xlink:href="https://drive.google.com/drive/folders/15nj7r9jxCa3t9JELhocr7megSAcdQcYC?usp=sharing" xlink:type="simple">https://drive.google.com/drive/folders/15nj7r9jxCa3t9JELhocr7megSAcdQcYC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Разработка месторождений высоковязких нефтей</text:p>
          </table:table-cell>
          <table:table-cell table:style-name="ce18" office:value-type="string" calcext:value-type="string">
            <text:p><text:a xlink:href="http://is.ncste.kz/object/view/35893" xlink:type="simple">Договор №110 на грантовое финансирование АР05135893Многодисциплинарный подход к оптимизации парогравитационного дренажа нефти с использованием геомеханических расчетов и изменения расположения скважин</text:a></text:p>
          </table:table-cell>
          <table:table-cell table:style-name="ce20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Сыздыков А.Х.</text:p>
          </table:table-cell>
          <table:table-cell table:style-name="ce6" office:value-type="string" calcext:value-type="string">
            <text:p>10 110 000 тг.</text:p>
          </table:table-cell>
          <table:table-cell table:style-name="ce24" office:value-type="string" calcext:value-type="string">
            <text:p><text:a xlink:href="https://drive.google.com/drive/folders/1e0b3crkxIzRyZNogQjb2Dqu6JAcjzDNV?usp=sharing" xlink:type="simple">https://drive.google.com/drive/folders/1e0b3crkxIzRyZNogQjb2Dqu6JAcjzDNV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6" office:value-type="string" calcext:value-type="string">
            <text:p>Договор №110 на грантовое финансирование АР05130484Научное обоснование создания эффективной комплексной технологии поддержания пластового давления и повышения дебита нефтяных скважин</text:p>
          </table:table-cell>
          <table:table-cell table:style-name="ce20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Абдели Д. Ж.</text:p>
          </table:table-cell>
          <table:table-cell table:style-name="ce6" office:value-type="string" calcext:value-type="string">
            <text:p>10 110 000 тг.</text:p>
          </table:table-cell>
          <table:table-cell table:style-name="ce24" office:value-type="string" calcext:value-type="string">
            <text:p><text:a xlink:href="https://drive.google.com/drive/folders/1Abc2S_qcUu-f88fl_ScmFHuo8UNE2j0W?usp=sharing" xlink:type="simple">https://drive.google.com/drive/folders/1Abc2S_qcUu-f88fl_ScmFHuo8UNE2j0W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6" office:value-type="string" calcext:value-type="string">
            <text:p>Договор №110 на грантовое финансирование АР05133363Разработка конструктивных и технологических параметров устройств для автоматического измерения показателей буровых растворов</text:p>
          </table:table-cell>
          <table:table-cell table:style-name="ce20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Билецкий М.Т.</text:p>
          </table:table-cell>
          <table:table-cell table:style-name="ce6" office:value-type="string" calcext:value-type="string">
            <text:p>5 055 000 тг.</text:p>
          </table:table-cell>
          <table:table-cell table:style-name="ce24" office:value-type="string" calcext:value-type="string">
            <text:p><text:a xlink:href="https://drive.google.com/drive/folders/1aPGf4EItVl896Xb3ceBPoQiwUYkZRUGi?usp=sharing" xlink:type="simple">https://drive.google.com/drive/folders/1aPGf4EItVl896Xb3ceBPoQiwUYkZRUGi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Нефтегазовое дело</text:p>
          </table:table-cell>
          <table:table-cell table:style-name="ce6" office:value-type="string" calcext:value-type="string">
            <text:p>Договор №110 на грантовое финансирование АР05130856 «Разработка и внедрение высокостойких, производительных алмазных и твердосплавных породоразрушающих инструментов для бурения скважин»</text:p>
          </table:table-cell>
          <table:table-cell table:style-name="ce20" table:content-validation-name="val4" office:value-type="date" office:date-value="2018-03-05" calcext:value-type="date">
            <text:p>05.03.2018</text:p>
          </table:table-cell>
          <table:table-cell table:style-name="ce23" office:value-type="string" calcext:value-type="string">
            <text:p>Ратов Б.Т.</text:p>
          </table:table-cell>
          <table:table-cell table:style-name="ce6" office:value-type="string" calcext:value-type="string">
            <text:p>9 099 000 тг.</text:p>
          </table:table-cell>
          <table:table-cell table:style-name="ce24" office:value-type="string" calcext:value-type="string">
            <text:p><text:a xlink:href="https://drive.google.com/drive/folders/1eQI2pC5LhRwCtjWz8N7vyyIhtYo1scnT?usp=sharing" xlink:type="simple">https://drive.google.com/drive/folders/1eQI2pC5LhRwCtjWz8N7vyyIhtYo1scnT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6" table:content-validation-name="val3" office:value-type="string" calcext:value-type="string">
            <text:p>Негосударственное финансирование</text:p>
          </table:table-cell>
          <table:table-cell table:style-name="ce17" office:value-type="string" calcext:value-type="string">
            <text:p>Нефтегазовое дело</text:p>
          </table:table-cell>
          <table:table-cell table:style-name="ce16" office:value-type="string" calcext:value-type="string">
            <text:p>№747 Исследование и анализ способов добычи высоковязкой нефти для условий месторождений Кенкияк и подбор рациональной технологий</text:p>
          </table:table-cell>
          <table:table-cell table:style-name="ce21" table:content-validation-name="val4" office:value-type="date" office:date-value="2020-02-19" calcext:value-type="date">
            <text:p>19.02.2020</text:p>
          </table:table-cell>
          <table:table-cell table:style-name="ce16" office:value-type="string" calcext:value-type="string">
            <text:p>Сыздыков А.Х.</text:p>
          </table:table-cell>
          <table:table-cell table:style-name="ce16" office:value-type="string" calcext:value-type="string">
            <text:p>7 840 </text:p>
          </table:table-cell>
          <table:table-cell table:style-name="ce25" office:value-type="string" calcext:value-type="string">
            <text:p><text:a xlink:href="https://drive.google.com/drive/folders/1vJhSJLW1ySGPUf8mynBK5cN2gqduZSlD?usp=sharing" xlink:type="simple">https://drive.google.com/drive/folders/1vJhSJLW1ySGPUf8mynBK5cN2gqduZSlD?usp=sharing</text:a></text:p>
          </table:table-cell>
          <table:table-cell table:number-columns-repeated="1016"/>
        </table:table-row>
        <table:table-row table:style-name="ro2" table:number-rows-repeated="991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8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38" calcext:value-type="float">
            <text:p>5538</text:p>
          </table:table-cell>
          <table:table-cell table:style-name="ce19" table:content-validation-name="val6" office:value-type="date" office:date-value="2020-06-23" calcext:value-type="date">
            <text:p>23.06.2020</text:p>
          </table:table-cell>
          <table:table-cell table:style-name="ce5" office:value-type="string" calcext:value-type="string">
            <text:p>Satbayev University</text:p>
          </table:table-cell>
          <table:table-cell table:style-name="ce27" office:value-type="string" calcext:value-type="string">
            <text:p>Молдабаева Гульназ Жаксылыковна (KZ); Сыздыков Мурат Канатович (KZ); Сулейменова Райхан Таупиховна (KZ)</text:p>
            <text:p> Moldabayeva Gulnaz Zhaksylykovna (KZ); Syzdykov Murat Knatovich (KZ); Suleimenova Raikhan Taupikhovna (KZ)</text:p>
          </table:table-cell>
          <table:table-cell table:style-name="ce28" office:value-type="string" calcext:value-type="string">
            <text:p><text:a xlink:href="https://gosreestr.kazpatent.kz/Utilitymodel/Details?docNumber=328645" xlink:type="simple">https://gosreestr.kazpatent.kz/Utilitymodel/Details?docNumber=328645</text:a></text:p>
          </table:table-cell>
          <table:table-cell table:number-columns-repeated="1018"/>
        </table:table-row>
        <table:table-row table:style-name="ro2" table:number-rows-repeated="996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9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30" office:value-type="string" calcext:value-type="string">
            <text:p>№</text:p>
          </table:table-cell>
          <table:table-cell table:style-name="ce30" office:value-type="string" calcext:value-type="string">
            <text:p>Наименование организации</text:p>
          </table:table-cell>
          <table:table-cell table:style-name="ce30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372" meta:object-count="0"/>
    <meta:generator>LibreOfficeDev/6.0.5.2$Linux_X86_64 LibreOffice_project/</meta:generator>
  </office:meta>
</office:document-meta>
</file>